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Konekirjoitusteksti">
      <style:paragraph-properties fo:text-align="start" style:justify-single-word="false"/>
      <style:text-properties fo:font-style="normal" style:font-style-asian="normal" style:font-style-complex="normal"/>
    </style:style>
    <style:style style:name="P32" style:family="paragraph" style:parent-style-name="Text_20_body" style:list-style-name="L1">
      <style:paragraph-properties fo:text-align="justify"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list-style-name="L2">
      <style:paragraph-properties fo:text-align="justify" style:justify-single-word="false"/>
      <style:text-properties fo:font-weight="normal" style:font-weight-asian="normal" style:font-weight-complex="normal"/>
    </style:style>
    <style:style style:name="P36" style:family="paragraph" style:parent-style-name="Text_20_body" style:list-style-name="L3">
      <style:paragraph-properties fo:text-align="justify" style:justify-single-word="false"/>
      <style:text-properties fo:font-weight="normal" style:font-weight-asian="normal" style:font-weight-complex="normal"/>
    </style:style>
    <style:style style:name="P37" style:family="paragraph" style:parent-style-name="Text_20_body" style:list-style-name="L6">
      <style:text-properties fo:font-weight="normal" style:font-weight-asian="normal" style:font-weight-complex="normal"/>
    </style:style>
    <style:style style:name="P38" style:family="paragraph" style:parent-style-name="Text_20_body" style:list-style-name="L7">
      <style:text-properties fo:font-weight="normal" style:font-weight-asian="normal" style:font-weight-complex="normal"/>
    </style:style>
    <style:style style:name="P39" style:family="paragraph" style:parent-style-name="Text_20_body" style:list-style-name="L8">
      <style:text-properties fo:font-weight="normal" style:font-weight-asian="normal" style:font-weight-complex="normal"/>
    </style:style>
    <style:style style:name="P40" style:family="paragraph" style:parent-style-name="Text_20_body" style:list-style-name="L9">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list-style-name="L11">
      <style:paragraph-properties fo:text-align="start" style:justify-single-word="false"/>
      <style:text-properties fo:font-weight="normal" style:font-weight-asian="normal" style:font-weight-complex="normal"/>
    </style:style>
    <style:style style:name="P43" style:family="paragraph" style:parent-style-name="Text_20_body" style:list-style-name="L13">
      <style:text-properties fo:font-weight="normal" style:font-weight-asian="normal" style:font-weight-complex="normal"/>
    </style:style>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list-style-name="L12">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list-style-name="L17">
      <style:text-properties fo:font-style="normal" style:font-style-asian="normal" style:font-style-complex="normal"/>
    </style:style>
    <style:style style:name="P50" style:family="paragraph" style:parent-style-name="Text_20_body" style:list-style-name="L18">
      <style:text-properties fo:font-style="normal" style:font-style-asian="normal" style:font-style-complex="normal"/>
    </style:style>
    <style:style style:name="P51" style:family="paragraph" style:parent-style-name="Text_20_body" style:list-style-name="L19">
      <style:text-properties fo:font-style="normal" style:font-style-asian="normal" style:font-style-complex="normal"/>
    </style:style>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5">
      <style:paragraph-properties fo:text-align="start" style:justify-single-word="false"/>
    </style:style>
    <style:style style:name="P55"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6"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7" style:family="paragraph" style:parent-style-name="Text_20_body" style:list-style-name="L18"/>
    <style:style style:name="P58" style:family="paragraph" style:parent-style-name="Text_20_body">
      <style:text-properties fo:font-style="italic" style:font-style-asian="italic" style:font-style-complex="italic"/>
    </style:style>
    <style:style style:name="P59" style:family="paragraph" style:parent-style-name="Text_20_body" style:list-style-name="L11">
      <style:text-properties fo:font-style="italic" fo:font-weight="normal" style:font-style-asian="italic" style:font-weight-asian="normal" style:font-style-complex="italic" style:font-weight-complex="normal"/>
    </style:style>
    <style:style style:name="P60"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1"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2" style:family="paragraph" style:parent-style-name="Text_20_body" style:list-style-name="L5">
      <style:paragraph-properties fo:margin-left="1.251cm" fo:margin-right="0cm" fo:margin-top="0cm" fo:margin-bottom="0cm" fo:text-indent="0cm" style:auto-text-indent="false"/>
    </style:style>
    <style:style style:name="P63" style:family="paragraph" style:parent-style-name="Text_20_body" style:list-style-name="L4">
      <style:paragraph-properties fo:margin-left="1.251cm" fo:margin-right="0cm" fo:text-align="start" style:justify-single-word="false" fo:text-indent="0cm" style:auto-text-indent="false"/>
    </style:style>
    <style:style style:name="P64" style:family="paragraph" style:parent-style-name="Text_20_body" style:list-style-name="L5">
      <style:paragraph-properties fo:margin-left="1.251cm" fo:margin-right="0cm" fo:text-indent="0cm" style:auto-text-indent="false"/>
    </style:style>
    <style:style style:name="P65"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66" style:family="paragraph" style:parent-style-name="Text_20_body" style:list-style-name="L5">
      <style:paragraph-properties fo:margin-left="0cm" fo:margin-right="0cm" fo:text-align="justify" style:justify-single-word="false" fo:text-indent="0cm" style:auto-text-indent="false"/>
    </style:style>
    <style:style style:name="P67" style:family="paragraph" style:parent-style-name="Text_20_body" style:list-style-name="L9">
      <style:paragraph-properties fo:margin-top="0cm" fo:margin-bottom="0cm"/>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Heading_20_1">
      <style:paragraph-properties fo:break-before="page"/>
    </style:style>
    <style:style style:name="P70" style:family="paragraph" style:parent-style-name="Heading_20_1">
      <style:paragraph-properties fo:text-align="justify" style:justify-single-word="false" fo:break-before="page"/>
    </style:style>
    <style:style style:name="P71" style:family="paragraph" style:parent-style-name="Heading_20_2">
      <style:paragraph-properties fo:text-align="justify" style:justify-single-word="false"/>
    </style:style>
    <style:style style:name="P72" style:family="paragraph" style:parent-style-name="Heading_20_2">
      <style:text-properties fo:font-weight="bold" style:font-weight-asian="bold" style:font-weight-complex="bold"/>
    </style:style>
    <style:style style:name="P73" style:family="paragraph" style:parent-style-name="Heading_20_2">
      <style:text-properties fo:font-style="normal" style:font-style-asian="normal" style:font-style-complex="normal"/>
    </style:style>
    <style:style style:name="P74" style:family="paragraph" style:parent-style-name="Heading_20_2">
      <style:paragraph-properties fo:break-before="page"/>
    </style:style>
    <style:style style:name="P75" style:family="paragraph" style:parent-style-name="Heading_20_2">
      <style:paragraph-properties fo:text-align="justify" style:justify-single-word="false" fo:break-before="page"/>
    </style:style>
    <style:style style:name="P76" style:family="paragraph" style:parent-style-name="Heading_20_2">
      <style:paragraph-properties fo:break-before="page"/>
      <style:text-properties fo:font-weight="bold" style:font-weight-asian="bold" style:font-weight-complex="bold"/>
    </style:style>
    <style:style style:name="P77" style:family="paragraph" style:parent-style-name="Heading_20_2">
      <style:paragraph-properties fo:break-before="page"/>
      <style:text-properties fo:font-style="normal" style:font-style-asian="normal" style:font-style-complex="normal"/>
    </style:style>
    <style:style style:name="P78" style:family="paragraph" style:parent-style-name="Heading_20_3">
      <style:text-properties fo:font-weight="bold" style:font-weight-asian="bold" style:font-weight-complex="bold"/>
    </style:style>
    <style:style style:name="P79" style:family="paragraph" style:parent-style-name="Heading_20_3">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Standard" style:list-style-name="L11"/>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language-asian="zxx" style:country-asian="none" style:font-style-asian="italic" style:language-complex="zxx" style:country-complex="none"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weight="normal" style:language-asian="zxx" style:country-asian="none" style:font-weight-asian="normal" style:language-complex="zxx" style:country-complex="none" style:font-weight-complex="normal"/>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italic" style:language-asian="zxx" style:country-asian="none" style:font-style-asian="italic" style:language-complex="zxx" style:country-complex="none" style:font-style-complex="italic"/>
    </style:style>
    <style:style style:name="T14" style:family="text">
      <style:text-properties fo:font-weight="bold" style:font-weight-asian="bold" style:font-weight-complex="bold"/>
    </style:style>
    <style:style style:name="T15"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6"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7" style:family="text">
      <style:text-properties fo:font-size="12pt" fo:language="zxx" fo:country="none" style:font-size-asian="12pt" style:language-asian="zxx" style:country-asian="none" style:font-size-complex="12pt" style:language-complex="zxx" style:country-complex="none"/>
    </style:style>
    <style:style style:name="T18" style:family="text">
      <style:text-properties fo:language="en" fo:country="IE" style:language-asian="zxx" style:country-asian="none" style:language-complex="zxx" style:country-complex="none"/>
    </style:style>
    <style:style style:name="T19" style:family="text">
      <style:text-properties fo:language="en" fo:country="IE" fo:font-style="italic" style:language-asian="zxx" style:country-asian="none" style:font-style-asian="italic" style:language-complex="zxx" style:country-complex="none" style:font-style-complex="italic"/>
    </style:style>
    <style:style style:name="T20"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0">1 <text:s/>APRX Software Requirement Specification<text:tab/> <text:s/>2</text:p>
          <text:p text:style-name="P68">1.1 <text:s/>Purpose:<text:tab/> <text:s/>2</text:p>
          <text:p text:style-name="P68">1.2 <text:s/>Usage Environments:<text:tab/> <text:s/>3</text:p>
          <text:p text:style-name="P80">2 <text:s/>Treatment rules:<text:tab/> <text:s/>4</text:p>
          <text:p text:style-name="P68">2.1 <text:s/>Basic IGate rules:<text:tab/> <text:s/>4</text:p>
          <text:p text:style-name="P68">2.2 <text:s/>Low-Level Transmission Rules:<text:tab/> <text:s/>6</text:p>
          <text:p text:style-name="P68">2.3 <text:s/>Low-Level Receiving Rules:<text:tab/> <text:s/>6</text:p>
          <text:p text:style-name="P68">2.4 <text:s/>Additional Tx-IGate rules:<text:tab/> <text:s/>7</text:p>
          <text:p text:style-name="P68">2.5 <text:s/>Digipeater Rules:<text:tab/> <text:s/>8</text:p>
          <text:p text:style-name="P68">2.6 <text:s/>Viscous Digipeating<text:tab/> <text:s/>9</text:p>
          <text:p text:style-name="P68">2.7 <text:s/>Duplicate Detector<text:tab/> <text:s/>9</text:p>
          <text:p text:style-name="P68">2.8 <text:s/>Radio Interface Statistics Telemetry<text:tab/> <text:s/>10</text:p>
          <text:p text:style-name="P68">2.9 <text:s/>Individual Call-Signs for Each Receiver, or Not?<text:tab/> <text:s/>11</text:p>
          <text:p text:style-name="P68">2.10 <text:s/>Beaconing<text:tab/> <text:s/>12</text:p>
          <text:p text:style-name="P30">2.10.1 <text:s/>Radio Beaconing<text:tab/> <text:s/>12</text:p>
          <text:p text:style-name="P30">2.10.2 <text:s/>Network beaconing<text:tab/> <text:s/>12</text:p>
          <text:p text:style-name="P80">3 <text:s/>Configuration Language<text:tab/> <text:s/>13</text:p>
          <text:p text:style-name="P68">3.1 <text:s/>APRSIS Interface Definition<text:tab/> <text:s/>14</text:p>
          <text:p text:style-name="P68">3.2 <text:s/>Radio Interface Definitions<text:tab/> <text:s/>14</text:p>
          <text:p text:style-name="P68">3.3 <text:s/>Digipeating Definitions<text:tab/> <text:s/>15</text:p>
          <text:p text:style-name="P30">3.3.1 <text:s/>&lt;trace&gt;<text:tab/> <text:s/>17</text:p>
          <text:p text:style-name="P30">3.3.2 <text:s/>&lt;wide&gt;<text:tab/> <text:s/>17</text:p>
          <text:p text:style-name="P30">3.3.3 <text:s/>&lt;trace&gt;/&lt;wide&gt; Default Rules<text:tab/> <text:s/>18</text:p>
          <text:p text:style-name="P68">3.4 <text:s/>NetBeacon definitions<text:tab/> <text:s/>19</text:p>
          <text:p text:style-name="P68">3.5 <text:s/>RfBeacon definitions<text:tab/> <text:s/>20</text:p>
        </text:index-body>
      </text:table-of-content>
      <text:p text:style-name="P5"/>
      <text:p text:style-name="P5"/>
      <text:h text:style-name="P70" text:outline-level="1">APRX Software Requirement Specification</text:h>
      <text:p text:style-name="P3">This is <text:span text:style-name="T2">Requirement Specification</text:span><text:span text:style-name="T5"> for a software serving in Amateur Radio APRS service.</text:span></text:p>
      <text:p text:style-name="P11">Reader is assumed to be proficient with used terminology, and they are not usually explained here.</text:p>
      <text:h text:style-name="P71" text:outline-level="2">Purpose:</text:h>
      <text:p text:style-name="P3">This describes algorithmic, IO-, and environmental requirements for a software doing any combination of following four tasks related to APRS service:</text:p>
      <text:list xml:id="list1894196830" text:style-name="L1">
        <text:list-item>
          <text:p text:style-name="P32">Listen on messages with a radio, and pass them to APRSIS network service</text:p>
        </text:list-item>
        <text:list-item>
          <text:p text:style-name="P32">Listen on messages with a radio, and selectively re-send them on radio</text:p>
        </text:list-item>
        <text:list-item>
          <text:p text:style-name="P32">Listen on messages with a radio, and selectively re-send them on radios on other frequencies</text:p>
        </text:list-item>
        <text:list-item>
          <text:p text:style-name="P32">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h text:style-name="P75" text:outline-level="2">Usage Environments:</text:h>
      <text:p text:style-name="P3">The <text:s/><text:span text:style-name="T3">aprx</text:span><text:span text:style-name="T6"> <text:s/>software can be used in several kinds of environments to handle multiple tasks associated with local APRS network infrastructure tasks.</text:span></text:p>
      <text:p text:style-name="P7">On following one should remember that amateur radio <text:span text:style-name="T14">transmitters</text:span> need a specially licensed owner/operator or a license themselves, but receivers do not need such:</text:p>
      <text:list xml:id="list1297225293" text:style-name="L2">
        <text:list-item>
          <text:p text:style-name="P35">License-free Receive-Only (RX) IGate, to add more “ears” to hear packets, and to pipe them to APRSIS. <text:s/>(Owner/operator has a license, but a receiver does not need special <text:span text:style-name="T2">transmitter license</text:span><text:span text:style-name="T5">.)</text:span></text:p>
        </text:list-item>
        <text:list-item>
          <text:p text:style-name="P35">Licensed bidirectional IGate, selectively passing messages from radio channels to APRSIS, and from APRSIS to radio channels, but not repeating packets heard on a radio channel back to a radio channel.</text:p>
        </text:list-item>
        <text:list-item>
          <text:p text:style-name="P35">Licensed bidirectional IGate plus selectively re-sending of packets heard on radio channels <text:s/>back to radio channels ( = digipeater )</text:p>
        </text:list-item>
        <text:list-item>
          <text:p text:style-name="P35">Licensed system for selectively re-sending of packets heard on radio channels back to other radio channels ( = digipeater ), and this without bidirectional IGate service.</text:p>
        </text:list-item>
        <text:list-item>
          <text:p text:style-name="P35">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08719723" text:style-name="L3">
        <text:list-item>
          <text:p text:style-name="P36">3 different frequencies in use, traffic is being relayed in between them, and the APRSIS network.</text:p>
        </text:list-item>
        <text:list-item>
          <text:p text:style-name="P36">On each frequency there are multiple receivers, and one well placed transmitter.</text:p>
        </text:list-item>
        <text:list-item>
          <text:p text:style-name="P36">Relaying from one frequency to other frequency may end up having different rules, than when re-sending on same frequency: Incoming packet retains traced paths, and gets <text:span text:style-name="T10">WIDEn-N/TRACEn-N</text:span> requests replaced with whatever <text:span text:style-name="T10">sysop</text:span> wants.</text:p>
        </text:list-item>
      </text:list>
      <text:p text:style-name="P7"/>
      <text:p text:style-name="P7"/>
      <text:h text:style-name="P69"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6">http://www.aprs-is.net/IGateDetails.aspx</text:span></text:a></text:p>
      <text:p text:style-name="P23"/>
      <text:p text:style-name="P18">Gate all packets heard on RF to the Internet (Rx-IGate) EXCEPT</text:p>
      <text:list xml:id="list2070533610" text:style-name="L4">
        <text:list-item>
          <text:p text:style-name="P60">3<text:span text:style-name="T7">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1">generic queries (data type '?' ). </text:p>
        </text:list-item>
        <text:list-item>
          <text:p text:style-name="P63">packets with TCPIP, TCPXX, NOGATE, or RFONLY in the header, especially in those opened up from a 3<text:span text:style-name="T7">rd</text:span> party packets.</text:p>
        </text:list-item>
      </text:list>
      <text:p text:style-name="P7"/>
      <text:p text:style-name="P19">Gate message packets and associated posits to RF (Tx-IGate) if</text:p>
      <text:list xml:id="list2094805697" text:style-name="L5">
        <text:list-item>
          <text:p text:style-name="P62">the receiving station has been heard within range within a predefined time period (range defined as digi hops, distance, or both). </text:p>
        </text:list-item>
        <text:list-item>
          <text:p text:style-name="P62">the sending station has not been heard via RF within a predefined time period (packets gated from the Internet by other stations are excluded from this test). </text:p>
        </text:list-item>
        <text:list-item>
          <text:p text:style-name="P62">the sending station does not have TCPXX, NOGATE, or RFONLY in the header. </text:p>
        </text:list-item>
        <text:list-item>
          <text:p text:style-name="P64">the receiving station has not been heard via the Internet within a predefined time period.</text:p>
          <text:p text:style-name="P66">A station is said to be heard via the Internet if packets from the station contain TCPIP* or TCPXX* in the header or if gated (3<text:span text:style-name="T7">rd</text:span> party) packets are seen on RF gated by the station and containing TCPIP or TCPXX in the 3<text:span text:style-name="T7">rd</text:span> party header (in other words, the station is seen on RF as being an IGate). </text:p>
        </text:list-item>
      </text:list>
      <text:p text:style-name="P16">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0"> <text:s/>rx </text:span><text:span text:style-name="T9">⇒</text:span><text:span text:style-name="T10"> igate-to-aprsis + digi </text:span><text:span text:style-name="T9">⇒</text:span><text:span text:style-name="T10"> tx </text:span><text:span text:style-name="T9">⇒</text:span><text:span text:style-name="T10"> rx </text:span><text:span text:style-name="T9">⇒</text:span><text:span text:style-name="T10"> igate-to-aprsis + digi</text:span> (dupe filter stops)</text:p>
      <text:p text:style-name="P7">Digipeating will use common packet duplication testing to sent similar frame out only once per given time interval (normally 30 seconds.)</text:p>
      <text:p text:style-name="P19">FIXME: Increase the dupe detection to 6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76"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342581510" text:style-name="L6">
        <text:list-item>
          <text:p text:style-name="P37">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37">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 (Or maybe 60 seconds?)</text:p>
      <text:h text:style-name="P72" text:outline-level="2">Low-Level Receiving Rules:</text:h>
      <text:list xml:id="list2129748406" text:style-name="L7">
        <text:list-item>
          <text:p text:style-name="P38">Received AX.25 packet is compared against “my freshly sent packets” storage, and matched ones are dropped. <text:s/>(Case of one/few transmitters, and multiple receivers hearing them.)</text:p>
        </text:list-item>
        <text:list-item>
          <text:p text:style-name="P38">Received packet is validated against AX.25 basic structure, invalid ones are dropped.</text:p>
        </text:list-item>
        <text:list-item>
          <text:p text:style-name="P38">Received packet is validated against APRS packet structure, invalid ones are marked as invalid for digipeating, but are possibly sendable to APRSIS.</text:p>
        </text:list-item>
        <text:list-item>
          <text:p text:style-name="P38">Received packet is validated against Rx-IGate rules, forbidden ones are dropped (like when a VIA-field contains invalid data.)</text:p>
        </text:list-item>
        <text:list-item>
          <text:p text:style-name="P44"><text:span text:style-name="T6">Packet may be rejected for Rx-IGate, but it may still be valid for digipeating!<text:line-break/>For example a 3</text:span><text:span text:style-name="T8">rd</text:span><text:span text:style-name="T6"> party frame is OK to digipeat, but not to Rx-IGate to APRSIS!<text:line-break/>Also some D-STAR to APRS gateways output 3</text:span><text:span text:style-name="T8">rd</text:span><text:span text:style-name="T6"> party frames, while the original frame is quite close to an APRS frame.</text:span></text:p>
        </text:list-item>
      </text:list>
      <text:p text:style-name="P6">Divide packet rejection filters to common, and destination specific ones.</text:p>
      <text:p text:style-name="P6"/>
      <text:h text:style-name="P76" text:outline-level="2">Additional Tx-IGate rules:</text:h>
      <text:p text:style-name="P6">The Tx-IGate can have additional rules for control:</text:p>
      <text:list xml:id="list883182312" text:style-name="L8">
        <text:list-item>
          <text:p text:style-name="P45">M<text:span text:style-name="T6">ultiple filters look inside the message, and can enforce a rule of “repeat only packets within my service area,” or to “limit passing message responses only to destinations within my service area”. <text:s/>Filter input syntax per </text:span><text:span text:style-name="T11">javAPRSSrvr</text:span><text:span text:style-name="T6">'s adjunct filters.</text:span></text:p>
        </text:list-item>
        <text:list-item>
          <text:p text:style-name="P39">Basic gate filtering rules:</text:p>
        </text:list-item>
      </text:list>
      <text:list xml:id="list743258052" text:style-name="L9">
        <text:list-item>
          <text:list>
            <text:list-item>
              <text:p text:style-name="P67">the receiving station has been heard within range within a predefined time period (range defined as digi hops, distance, or both). </text:p>
            </text:list-item>
            <text:list-item>
              <text:p text:style-name="P67">the sending station has not been heard via RF within a predefined time period (packets gated from the Internet by other stations are excluded from this test). </text:p>
            </text:list-item>
            <text:list-item>
              <text:p text:style-name="P67">the sending station does not have TCPXX, NOGATE, or RFONLY in the header. </text:p>
            </text:list-item>
            <text:list-item>
              <text:p text:style-name="P40">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76" text:outline-level="2">Digipeater Rules:</text:h>
      <text:p text:style-name="P6">Digipeater will do following for each transmitter for each data source per transmitter:</text:p>
      <text:list xml:id="list2090861539" text:style-name="L11">
        <text:list-item>
          <text:p text:style-name="P41">Optionally multiple source specific filters look inside the packets, and can enforce a rule of “repeat only packets within my service area.”</text:p>
        </text:list-item>
        <text:list-item>
          <text:p text:style-name="P41">Feed candidate packet to duplicate detector.</text:p>
        </text:list-item>
        <text:list-item>
          <text:p text:style-name="P59">Viscous Digipeater<text:span text:style-name="T5"> delay happens here, see further below... </text:span></text:p>
        </text:list-item>
        <text:list-item>
          <text:p text:style-name="P41">If the packet (after viscousness delay) has hit count over 1, drop it.</text:p>
        </text:list-item>
        <text:list-item>
          <text:p text:style-name="P41">Count number of hops the message has so far done, and...</text:p>
        </text:list-item>
        <text:list-item>
          <text:p text:style-name="P41">Figure out the number of hops the message has been requested to do<text:line-break/>(e.g. <text:s/>“OH2XYZ-1&gt;APRS,OH2RDU*,WIDE7-5: ...” will report that there was request of 7 hops, so far 2 have been executed – one is shown on trace path.)</text:p>
        </text:list-item>
        <text:list-item>
          <text:p text:style-name="P41">If either of previous ones are over any of configured limits, the packet is dropped.</text:p>
        </text:list-item>
        <text:list-item>
          <text:p text:style-name="P41">FIXME: <text:span text:style-name="T10">WIDEn-N/TRACEn-N</text:span> treatment rules: <text:s/>By default treat both as TRACE, have an option to disable “WIDE-is-TRACE” mode. <text:s/>Possibly additional keywords for cross-band digipeating? <text:s/>(E.g. <text:span text:style-name="T10">Bruninga</text:span> said '6MTRSn-N' would be 'WIDEn-N' <text:s/>on 50 MHz APRS, and only there.)</text:p>
        </text:list-item>
        <text:list-item>
          <text:p text:style-name="P41">FIXME: Cross frequency digipeating? <text:s text:c="2"/>Treat much like Tx-IGate?<text:line-break/>Relaying from one frequency to other frequency may end up having different rules, than when re-sending on same frequency: Incoming packet retains traced paths, and gets <text:span text:style-name="T10">WIDEn-N/TRACEn-N</text:span> requests replaced with whatever sysop wants.</text:p>
        </text:list-item>
        <text:list-item>
          <text:p text:style-name="P42">Cross band relaying may need to add both an indication of “received on 2m”, and transmitter identifier: “sent on 6m”:<text:line-break/>“OH2XYZ-1&gt;APRS,RX2M*,OH2RDK-6*,WIDE3-2: ...”</text:p>
          <text:p text:style-name="P81"><text:span text:style-name="T6">This “source </text:span>indication<text:span text:style-name="T6">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Text_20_body"/>
      <text:h text:style-name="P79" text:outline-level="3">Viscous Digipeating</text:h>
      <text:p text:style-name="P58">Viscous Digipeating<text:span text:style-name="T5">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4">only if somebody else has not done it already.</text:span></text:p>
      <text:p text:style-name="P10"><text:span text:style-name="T6">The time delay is fixed number of seconds, which is configured on the system, and should be rather small (5-8 seconds), as duplicate detection algorithm uses storage lifetime of about 30 seconds, and digipeaters should </text:span><text:span text:style-name="T14">not</text:span><text:span text:style-name="T6"> cause too long delays.</text:span></text:p>
      <text:p text:style-name="P10">Simplest way to implement this filtering is to count matches on dupe-check database. <text:s/>First heard packet is number one, second heard <text:span text:style-name="T2">may be</text:span> such that it is <text:span text:style-name="T2">fully digipeated</text:span> (by counts or other rules), but it requires that <text:span text:style-name="T2">all</text:span> received packets are fed to dupe-check database, including those that would not be digipeated at all.</text:p>
      <text:p text:style-name="P10">If the dupe-check database has count other than one at the end of the “probation delay”, then the packet is not to be transmitted by the viscous digipeater.</text:p>
      <text:p text:style-name="P46"/>
      <text:h text:style-name="Heading_20_2"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 <text:s/>(<text:span text:style-name="T14">Note:</text:span> Consider increasing this to 6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4">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10">WIDE</text:span> uses SSID to denote number of distribution hops. <text:s/>Hardly anybody implements it.</text:p>
      <text:p text:style-name="P6">All <text:span text:style-name="T14">received</text:span> packets are fed on the duplicate detector, and found matches increase count of seen instances of that packet.</text:p>
      <text:p text:style-name="P6"/>
      <text:h text:style-name="P74" text:outline-level="2">Radio Interface Statistics Telemetry</text:h>
      <text:p text:style-name="P6">Current <text:span text:style-name="T2">aprx</text:span><text:span text:style-name="T5"> software offers telemetry data on radio interfaces. <text:s/>It consists of following four things. Telemetry is reported to APRS-IS every 10 minutes:</text:span></text:p>
      <text:list xml:id="list1128012790" text:style-name="L12">
        <text:list-item>
          <text:p text:style-name="P47">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7">Channel occupancy average in Erlangs over 10 minute interval. Same data source as above.</text:p>
        </text:list-item>
        <text:list-item>
          <text:p text:style-name="P47">Count of received packets over 10 minutes.</text:p>
        </text:list-item>
        <text:list-item>
          <text:p text:style-name="P47">Count of packets dropped for some reason during that 10 minute period.</text:p>
        </text:list-item>
      </text:list>
      <text:p text:style-name="P6">Additional telemetry data points could be:</text:p>
      <text:list xml:id="list1164757431" text:style-name="L13">
        <text:list-item>
          <text:p text:style-name="P43">Number of transmitted packets over 10 minute interval</text:p>
        </text:list-item>
        <text:list-item>
          <text:p text:style-name="P43">Number of packets IGate:d from APRSIS over 10 minute interval</text:p>
        </text:list-item>
        <text:list-item>
          <text:p text:style-name="P43">Number of packets digipeated for this radio interface over 10 minute interval</text:p>
        </text:list-item>
        <text:list-item>
          <text:p text:style-name="P43">Erlang calculations could include both Rx and Tx, but could also be separate.</text:p>
        </text:list-item>
      </text:list>
      <text:p text:style-name="P6"/>
      <text:p text:style-name="P6"/>
      <text:h text:style-name="P74" text:outline-level="2">Individual Call-Signs for Each Receiver, or Not?</text:h>
      <text:p text:style-name="Text_20_body">Opinions are mixed on the question of having separate call-signs for each receiver (and transmitter), or not. <text:s/>Even the idea to use all 16 available <text:span text:style-name="T10">SSIDs</text:span> for a call-sign for something does get some opposition.</text:p>
      <text:list xml:id="list1612310540" text:style-name="L14">
        <text:list-item>
          <text:p text:style-name="P52">There is no license fee in most countries for receivers, and there is no need to limit used call-signs only on those used for the site transmitters.</text:p>
        </text:list-item>
        <text:list-item>
          <text:p text:style-name="P52">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2">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5"> <text:s/>is able to show the path along which the position was heard.</text:span></text:p>
      <text:p text:style-name="Text_20_body"/>
      <text:h text:style-name="P74"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4">must not</text:span><text:span text:style-name="T6">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6">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1">Bresenham's</text:span><text:span text:style-name="T6"> line plotting algorithm.)</text:span></text:p>
      <text:p text:style-name="P20"><text:span text:style-name="Teletype"><text:span text:style-name="T15">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6">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5"> any sort of distribution lists.</text:span></text:p>
      <text:p text:style-name="P12">Minimize the number of radio beacons!</text:p>
      <text:h text:style-name="P7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69" text:outline-level="1">Configuration Language</text:h>
      <text:p text:style-name="Text_20_body">System configuration language has several semi-conflicting requirements:</text:p>
      <text:list xml:id="list2074434972" text:style-name="L15">
        <text:list-item>
          <text:p text:style-name="P53">Easy to use</text:p>
        </text:list-item>
        <text:list-item>
          <text:p text:style-name="P53">Minimal setup necessary for start</text:p>
        </text:list-item>
        <text:list-item>
          <text:p text:style-name="P54">Sensible defaults</text:p>
        </text:list-item>
        <text:list-item>
          <text:p text:style-name="P54">Self-documenting</text:p>
        </text:list-item>
        <text:list-item>
          <text:p text:style-name="P54">Efficient self-diagnostics</text:p>
        </text:list-item>
        <text:list-item>
          <text:p text:style-name="P54">Powerful – as ability to define complicated things</text:p>
        </text:list-item>
      </text:list>
      <text:p text:style-name="Text_20_body"/>
      <text:p text:style-name="Text_20_body">Examples of powerful, yet miserably complicated rule writing can be seen on <text:span text:style-name="T2">digi_ned</text:span>, and <text:span text:style-name="T2">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2">aprx</text:span><text:span text:style-name="T5"> <text:s/>configuration follows “minimal setup” and “easy to use” rules, it is even “self-documenting” and “self-diagnosing”, but its lack of power becomes apparent.</text:span></text:p>
      <text:p text:style-name="P10">Some examples:</text:p>
      <text:list xml:id="list45351385" text:style-name="L16">
        <text:list-item>
          <text:p text:style-name="P55">radio serial <text:s text:c="2"/>/dev/ttyUSB0 <text:s/>19200 8n1 <text:s text:c="3"/>KISS <text:s/>callsign N0CALL-14</text:p>
        </text:list-item>
        <text:list-item>
          <text:p text:style-name="P56">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77"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73" text:outline-level="2">Radio Interface Definitions</text:h>
      <text:p text:style-name="P10">Interfaces are of multitude, some are just plain serial ports, some can be accessed via Linux internal AX.25 network, or by some other means, platform depending.</text:p>
      <text:p text:style-name="P24"><text:span text:style-name="Teletype"><text:span text:style-name="T12">&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77" text:outline-level="2">Digipeating Definitions</text:h>
      <text:p text:style-name="P10">The powerfulness <text:s/>is necessary for controlled digipeating, where traffic from multiple sources gets transmutated to multiple destinations, with different rules for each of them.</text:p>
      <text:list xml:id="list1901162024" text:style-name="L17">
        <text:list-item>
          <text:p text:style-name="P49">Destination device definition (refer to “serial radio” entry, or AX.25 network interface), must find a “tx-ok” feature flag on the interface definition.</text:p>
        </text:list-item>
        <text:list-item>
          <text:p text:style-name="P49">Possible Tx-rate-limit parameters</text:p>
        </text:list-item>
        <text:list-item>
          <text:p text:style-name="P49">Groups of:</text:p>
          <text:list>
            <text:list-item>
              <text:p text:style-name="P49">Source device references (of “serial radio” or ax25-rxport call-signs, or “APRSIS” keyword)</text:p>
            </text:list-item>
            <text:list-item>
              <text:p text:style-name="P49">Filter rules, if none are defined, source will not pass anything in. <text:s/>Can have also subtractive filters – “everything but not that”. <text:s/>Multiple filter entries are processed in sequence.</text:p>
            </text:list-item>
            <text:list-item>
              <text:p text:style-name="P49">Digipeat limits – max requests, max executed hops.</text:p>
            </text:list-item>
            <text:list-item>
              <text:p text:style-name="P49">Control of treat WIDEn-N as TRACEn-N or not. (Default: treat as TRACE, know WIDEn-N, TRACEn-N, WIDE, TRACE, RELAY and thread them as aliases.)</text:p>
            </text:list-item>
            <text:list-item>
              <text:p text:style-name="P49">Alternate keywords that are controlled as alias of “WIDEn-N”</text:p>
            </text:list-item>
            <text:list-item>
              <text:p text:style-name="P49">Alternate keywords that are controlled as alias of “TRACEn-N”</text:p>
            </text:list-item>
            <text:list-item>
              <text:p text:style-name="P49">Additional rate-limit parameters</text:p>
            </text:list-item>
          </text:list>
        </text:list-item>
      </text:list>
      <text:p text:style-name="P10"/>
      <text:p text:style-name="P10">APRS Messaging transport needs some sensible test systems too:</text:p>
      <text:list xml:id="list1514332741" text:style-name="L19">
        <text:list-item>
          <text:p text:style-name="P51">Station has been heard directly on RF without intermediate digipeater</text:p>
        </text:list-item>
        <text:list-item>
          <text:p text:style-name="P51">Station has been heard via up to X digipeater hops (X &lt;= 2 ?)</text:p>
        </text:list-item>
      </text:list>
      <text:p text:style-name="P10">APRS messaging stations may not be able to send <text:span text:style-name="T20">any</text:span> positional data!</text:p>
      <text:p text:style-name="P10"/>
      <text:p text:style-name="P22"/>
      <text:p text:style-name="P10">Possible way to construct these groups is to have similar style of tag structure as Apache HTTPD does:</text:p>
      <text:p text:style-name="P24"><text:span text:style-name="Teletype"><text:span text:style-name="T12">&lt;digipeater&gt;<text:line-break/> <text:s text:c="2"/>transmit <text:s/>OH2XYZ-2<text:tab/># to interface with callsign OH2XYZ-2<text:line-break/> <text:s text:c="2"/>ratelimit 20<text:tab/><text:tab/># 20 posts per minute<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2"/></text:span></text:p>
      <text:h text:style-name="P79"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trace&gt;<text:line-break/> <text:s text:c="5"/>keys <text:s text:c="3"/>RELAY,TRACE,WIDE,HEL</text:span></text:span><text:span text:style-name="Teletype"><text:span text:style-name="T12"><text:note text:id="ftn1"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2"><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2"/></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2"><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h text:style-name="P79" text:outline-level="3"><text:span text:style-name="Teletype"><text:span text:style-name="T12">&lt;trace&gt;/&lt;wide&gt; Default Rules</text:span></text:span></text:h>
      <text:p text:style-name="Text_20_body"><text:span text:style-name="Teletype"><text:span text:style-name="T12">The &lt;digipeater&gt; level defaults are:</text:span></text:span></text:p>
      <text:p text:style-name="P24"><text:span text:style-name="Teletype"><text:span text:style-name="T12"><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2"/></text:span></text:p>
      <text:p text:style-name="P24"><text:span text:style-name="Teletype"><text:span text:style-name="T12">The &lt;source&gt; level defaults are:</text:span></text:span></text:p>
      <text:p text:style-name="P24"><text:span text:style-name="Teletype"><text:span text:style-name="T12"><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
      <text:h text:style-name="P77" text:outline-level="2">NetBeacon definitions</text:h>
      <text:p text:style-name="P14"><text:span text:style-name="T4">Netbeacons</text:span> are sent only to APRSIS, and <text:span text:style-name="T4">Rfbeacons</text:span> to radio transmitters.</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netbeacon&gt;</text:span></text:span></text:p>
      <text:p text:style-name="P25"><text:span text:style-name="Teletype"><text:span text:style-name="T10">&lt;netbeacon&gt;<text:line-break/># to <text:s text:c="5"/>APRSIS<text:tab/><text:tab/><text:tab/># default for netbeacons<text:line-break/> <text:s/></text:span></text:span><text:span text:style-name="Teletype"><text:span text:style-name="T16">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0"><text:line-break/></text:span></text:span><text:span text:style-name="Teletype"><text:span text:style-name="T16"> <text:s/>raw <text:s text:c="4"/>"!6016.35NR02506.36E&amp;aprx - an Rx-only iGate"</text:span></text:span><text:span text:style-name="Teletype"><text:span text:style-name="T10"><text:line-break/>&lt;/netbeacon&gt;</text:span></text:span></text:p>
      <text:p text:style-name="P25"><text:span text:style-name="Teletype"><text:span text:style-name="T10"/></text:span></text:p>
      <text:h text:style-name="P77" text:outline-level="2">RfBeacon definitions</text:h>
      <text:p text:style-name="P15"><text:span text:style-name="Teletype"><text:span text:style-name="T19">Netbeacons</text:span></text:span><text:span text:style-name="Teletype"><text:span text:style-name="T18"> are sent only to APRSIS, and </text:span></text:span><text:span text:style-name="Teletype"><text:span text:style-name="T19">Rfbeacons</text:span></text:span><text:span text:style-name="Teletype"><text:span text:style-name="T18"> to radio transmitters.</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0"><text:line-break/>&lt;/rfbeacon&gt;</text:span></text:span></text:p>
      <text:p text:style-name="P25"><text:span text:style-name="Teletype"><text:span text:style-name="T10">&lt;rfbeacon&gt;<text:line-break/># to <text:s text:c="5"/>OH2XYZ-2<text:tab/><text:tab/><text:tab/># defaults to first transmitter<text:line-break/> <text:s/></text:span></text:span><text:span text:style-name="Teletype"><text:span text:style-name="T16">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7"><text:line-break/></text:span></text:span><text:span text:style-name="Teletype"><text:span text:style-name="T10">&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591772167" text:style-name="L18">
        <text:list-item>
          <text:p text:style-name="P50">Netbeacons default is APRSIS system, and no transmitter is definable. <text:s/>Rfbeacons default to first transmitter call-sign defined in &lt;interface&gt; sections, any valid transmitter call-sign is OK for “to” keyword.</text:p>
        </text:list-item>
        <text:list-item>
          <text:p text:style-name="P57"><text:span text:style-name="T5">When a “</text:span><text:span text:style-name="T2">raw</text:span><text:span text:style-name="T5">” is defined, no “</text:span><text:span text:style-name="T2">type</text:span><text:span text:style-name="T5">” must be defined, nor any other piecewise parts of symbol/item/object definitions.</text:span></text:p>
        </text:list-item>
        <text:list-item>
          <text:p text:style-name="P57"><text:span text:style-name="T5">Piecewise definitions <text:s/>of basic positional packets must define at least </text:span><text:span text:style-name="T2">type + symbol </text:span><text:span text:style-name="T13">+ lat + lon</text:span><text:span text:style-name="T12">.</text:span><text:span text:style-name="T5"> The </text:span><text:span text:style-name="T2">comment</text:span><text:span text:style-name="T5"> is optional, and </text:span><text:span text:style-name="T2">name</text:span><text:span text:style-name="T5"> is rejected if defined.</text:span></text:p>
        </text:list-item>
        <text:list-item>
          <text:p text:style-name="P57"><text:span text:style-name="T5">Piecewise definitions <text:s/>of item and object packets must define at least </text:span><text:span text:style-name="T2">type + name + symbol +</text:span><text:span text:style-name="T13"> lat + lon</text:span><text:span text:style-name="T2">.</text:span><text:span text:style-name="T5"> The </text:span><text:span text:style-name="T2">comment</text:span><text:span text:style-name="T5"> is optional.</text:span></text:p>
        </text:list-item>
        <text:list-item>
          <text:p text:style-name="P57"><text:span text:style-name="T5">Multiple “</text:span><text:span text:style-name="T2">raw</text:span><text:span text:style-name="T5">” entries are permitted, they share </text:span><text:span text:style-name="T2">t</text:span><text:span text:style-name="T13">o + for + dest + via</text:span><text:span text:style-name="T5"> -field data, and each generates a beacon entry of its own.</text:span></text:p>
        </text:list-item>
        <text:list-item>
          <text:p text:style-name="P57"><text:span text:style-name="T5">Defining timestamped position/object/item packet will get a time-stamp of “h” format (hours, minutes, seconds) generated when beacon is sent. <text:s/>This applies also to </text:span><text:span text:style-name="T2">raw</text:span><text:span text:style-name="T5">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6 – <text:span text:style-name="MT1">Matti Aarnio</text:span>, OH2MQK</text:p>
      </style:header>
      <style:footer>
        <text:p text:style-name="MP2"><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09T02:39:06</dc:date>
    <dc:creator>Matti KP20NG</dc:creator>
    <meta:editing-duration>PT163H55M56S</meta:editing-duration>
    <meta:editing-cycles>511</meta:editing-cycles>
    <meta:generator>OpenOffice.org/3.1$Unix OpenOffice.org_project/310m19$Build-9420</meta:generator>
    <meta:document-statistic meta:table-count="1" meta:image-count="0" meta:object-count="0" meta:page-count="21" meta:paragraph-count="282" meta:word-count="4809" meta:character-count="30345"/>
  </office:meta>
</office:document-meta>
</file>